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3 23:57   |   <text:a xlink:type="simple" xlink:href="http://palinfo.habago.org/Entry?Command=Information_PrintForum&amp;iPage=3&amp;sType=FORUM#FORUM37590"><text:span text:style-name="T2">#</text:span></text:a></text:p>
      <text:p text:style-name="P2">卡韓政變<text:span text:style-name="T3"><text:s/>(92)</text:span>：歷史竟如此相似<text:span text:style-name="T3"> <text:line-break/><text:line-break/></text:span>陳真<text:span text:style-name="T3"><text:s/>2019. 06. 23. <text:line-break/><text:line-break/><text:line-break/></text:span>國民黨也有好人，例如胡志強。他說，<text:span text:style-name="T3">"</text:span>韓國瑜的造勢活動，都是民眾自動自發，來自民間的力量，不是靠人為操作發動，這是台灣政治上從來沒有的現象。<text:span text:style-name="T3">" <text:line-break/><text:line-break/></text:span>這話其實只講對前半段。韓流來自民間，不是政治動員，但它並非空前，並非政治上前所未見。事實上，黨外時期的群眾集會就是這樣，動輒人山人海，根本不須動員。<text:span text:style-name="T3"> <text:line-break/><text:line-break/></text:span>比方說大約<text:span text:style-name="T3"><text:s/>1988 </text:span>年左右，我只是一個大學生，曾在高雄勞工公園，一毛錢也沒花，就只是借來麥克風和擴音器，舉辦了一場要求國會全面改選的群眾聚會<text:span text:style-name="T3"><text:s/>(</text:span>那應該是台灣的大學生在在解嚴前後所舉辦的唯二兩場群眾運動，另一場也是我辦的，關於兒童福利遊行<text:span text:style-name="T3">)</text:span>，事前短短兩天的公告，現場竟然來了三千多人。記得隔天報上標題寫著<text:span text:style-name="T3"><text:s/>"</text:span>三千群眾，如癡如醉<text:span text:style-name="T3">"</text:span>。<text:span text:style-name="T3"> <text:line-break/><text:line-break/>(</text:span>順便插播一下：我還記得那一天，台北來了十幾名嘴裏叼著洋煙、講話流裏流氣、裝模作樣、滿口理想與理論的學生，自稱是<text:span text:style-name="T3"><text:s/>"</text:span>搞學運的<text:span text:style-name="T3">"</text:span>，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 text:style-name="T3">) <text:line-break/><text:line-break/></text:span>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 text:style-name="T3"> <text:line-break/><text:line-break/></text:span>後來，這種自發性的民間力量慢慢冷卻了，消失了，也就是說<text:span text:style-name="T3"><text:s/>"</text:span>黨外<text:span text:style-name="T3">" </text:span>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 text:style-name="T3"> <text:line-break/><text:line-break/></text:span>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 text:style-name="T3"><text:s/>"</text:span>自己<text:span text:style-name="T3">" </text:span>的候選人，想把政治變成<text:span text:style-name="T3"><text:s/>"</text:span>我也理當有一份<text:span text:style-name="T3">" </text:span>的眾人志業，而不再只是權貴菁英們的個人閉門遊戲。<text:span text:style-name="T3"> <text:line-break/><text:line-break/></text:span>也許有人會說什麼洪仲丘或太陽花、野百合之流也是好幾萬人，可是那完全是鬼扯蛋，那些<text:span text:style-name="T3"><text:s/>"</text:span>運動<text:span text:style-name="T3">" </text:span>完全是特定政黨及主流媒體盡全力瘋狂煽動與動員，目的都是為了鬥爭政治異己，搶奪政權，例如李登輝用大量金錢收買當時的民進黨，聯手發動野百合，鬥垮非主流派<text:span text:style-name="T3"><text:s/>(</text:span>也就是外省派<text:span text:style-name="T3">)</text:span>。那樣一種帶有強烈主流色彩的群眾<text:span text:style-name="T3"><text:s/>(</text:span>記住<text:span text:style-name="T3"><text:s/>"</text:span>強烈主流色彩<text:span text:style-name="T3">" </text:span>這句話<text:span text:style-name="T3">)</text:span>，基本上並非自發，而是主流政治勢力的動員產物。因其主流，所以必然會受到幾乎所有主流媒體與主流政治勢力的大力吹捧與歌頌。野百合與太陽花就是兩個極端而典型的例子。<text:span text:style-name="T3"> <text:line-break/><text:line-break/></text:span>你用肚臍想也知道，如果一個運動竟然受到主流媒體與主流政治勢力甚至是整個社會的一致吹捧與瘋狂歌頌，對之稍有不敬，就會成為眾矢之的，那它還會是一種真正意義上的運動嗎？而且，既然都已經這麼主流了，還需要運動嗎？就比方說不會有人認為文革紅衛兵是一種自發性的學生運動，也不會有人說當初中美建交、台美斷交時被各方吹捧的台灣愛國學生運動是一種真正意義上的運動。<text:span text:style-name="T3"> <text:line-break/><text:line-break/></text:span>所謂運動，不管是哪一種運動，必然會受到主流勢力的排斥，因為運動無非就是要改變既有的某種現狀或既得利益或既定價值，所以它一定會引起相當大的反彈與抹黑或打壓。<text:span text:style-name="T3"> <text:line-break/><text:line-break/></text:span>三十年前敢發起反蔣運動，那才是運動；三十年後還在反蔣，那就是窩囊腦殘，因為蔣家都已經被過度污名化、打成落水狗、打成過街老鼠了；你總不能說打落水狗是一種可歌可泣的運動吧。<text:span text:style-name="T3"> <text:line-break/><text:line-break/></text:span>三十年前敢說台獨，是個烈士，是條漢子。三十年後的今天，卻整天氣燄囂張地高喊什麼台獨，整天打壓、攻擊、妖魔化事實上幾乎已經不存在的統一聲音，連僅有的一點點統派聲音都要趕盡殺絕，那就是窩囊沒出息的混蛋。你若真心想要台獨，應該去施壓民進黨，要求兌現政治主張，宣佈台獨，然後把旨在追求統一的中華民國憲法改成台灣國憲法，而不是幾十年來任由該黨不斷藉此操弄族群仇恨、騙取選票，甚至連最後一點點的異議之聲也要妖魔化、也要趕盡殺絕。這些帶頭的人渣，真的是很窩囊很沒出息，用心卑鄙很可恥。<text:span text:style-name="T3"><text:line-break/><text:line-break/></text:span>反之，現在如果有學生膽敢主張統一，並公開站出來反對人渣黨之假台獨真詐騙，那就是一條漢子，那才是所謂運動應有的基本意義與價值。就比方說你現在去伊拉克罵海珊，罵得震天價響，是不是很可笑？海珊都已經被美帝及其走狗給活活吊死、給抄家滅族、過度污名化了，你卻整天氣燄高張地想把僅有的一點異議聲音趕盡殺絕，那不是很窩囊嗎？當然，沒出息也是一種自由，但那終究不是什麼光采的事。倘若藉此操弄來謀取個人私利與權位，那就是無恥人渣。<text:span text:style-name="T3"> <text:line-break/><text:line-break/></text:span>相對於什麼大腸花或野百合之流，黨外群眾或是當今之韓流卻剛好相反，他們往往受到主流媒體或特定政治勢力的瘋狂妖魔化，受到主流社會的高度鄙視與仇視。比方說以前的黨外支持者總是被主流媒體與一般人形容為一群流氓、遊民、有前科者、土包子、草包、穿拖鞋嚼檳榔、偏激、狂熱非理性、缺乏論述能力、為菁英所不屑、令學生鄙視厭惡、低教育水平、破壞秩序、製造髒亂與社會混亂等等等，就跟時下主流媒體及主流政治勢力之妖魔化韓流之種種說詞，完完全全一模一樣。想不到歷史竟如此相似，走啊走的，竟然又走回原點。<text:span text:style-name="T3"> <text:line-break/><text:line-break/></text:span>就跟黨外一樣，韓流自然也一定會遭到主流政治勢力的瘋狂圍勦與抹黑，但很可笑的是，瘋狂圍剿者竟然也來自國民黨。韓流和國民黨基本上可以分開看待，韓流是一種政黨之外的力量，謂之黨外，但它畢竟<text:span text:style-name="T3"><text:s/>"</text:span>順便<text:span text:style-name="T3">" </text:span>救起了國民黨，把國民黨從垃圾桶中又撿了回來，想不到由權貴把持的國民黨居然想把自己再丟回垃圾桶；由郭台銘及吳敦義和綠營聯手，每天瘋狂抹黑韓國瑜及韓流。<text:span text:style-name="T3"> <text:line-break/><text:line-break/></text:span>至於柯文哲所代表的什麼白色力量，那真是鬼扯蛋。他基本上就是綠營的側翼，在藍綠之間鑽縫，尋求個人權位；哪邊有利就往哪邊結盟拋媚眼。<text:span text:style-name="T3"> <text:line-break/><text:line-break/></text:span>韓國瑜無疑是開啟二次黨外的一個靈魂人物，但是一如當年黨外，群眾之所以拱他，不是因為他這個人本身，而是因為他所代表的一種希望。人會消失，會變質，會老去，會死掉，但<text:span text:style-name="T3"><text:s/>"</text:span>希望<text:span text:style-name="T3">" </text:span>不會，眾人的生命有多長，<text:span text:style-name="T3">"</text:span>希望<text:span text:style-name="T3">" </text:span>就有多久。<text:span text:style-name="T3"> <text:line-break/><text:line-break/>========================== <text:line-break/></text:span>胡志強：挺韓流庶民運動<text:span text:style-name="T3"> <text:line-break/><text:line-break/>2019/06/22 </text:span>中時<text:span text:style-name="T3"> <text:line-break/><text:line-break/></text:span>盧金足、吳梓鍹<text:span text:style-name="T3"> <text:line-break/><text:line-break/></text:span>前台中市長胡志強今天晚上六點，將到挺韓造勢大會台中場站台致詞，他說，韓國瑜多場的造勢活動，都是民眾自動自發，來自民間的力量，不是靠人操作發動，這是台灣政治上沒有的現象，這是一場庶民運動，是一場庶民大翻身的運動。<text:span text:style-name="T3"> <text:line-break/><text:line-break/></text:span>胡志強表示，每個人都想過好生活，過好日子，中上收入階層的人，生活平穩，但韓國瑜關心社會收入未達平均值的民眾，關心庶民的生活、教育、文化，以前乏人關注基層的民眾，韓國瑜為基層伸出關心的雙手，現在韓國瑜帶動的是庶民運動，要讓庶民大翻身的機會。<text:span text:style-name="T3"> <text:line-break/><text:line-break/></text:span>韓國瑜預定晚上七點大進場後上台致詞，胡志強則是六點到場，他和韓國瑜沒有同台，他強調情義相挺，「我挺的不只是韓國瑜，還有來自民間令人感動的庶民力量！」<text:span text:style-name="T3"> <text:line-break/><text:line-break/>================== <text:line-break/></text:span>邵曉鈴<text:span text:style-name="T3">167</text:span>字用力挺韓<text:span text:style-name="T3"><text:s/></text:span>他坐在國外街頭猛飆淚<text:span text:style-name="T3"> <text:line-break/><text:line-break/></text:span>中時電子報<text:span text:style-name="T3"><text:s/></text:span>黃麗蓉<text:span text:style-name="T3"> <text:line-break/><text:line-break/>2019/06/23 <text:line-break/><text:line-break/></text:span>【全程影音】越罵我們越堅定！胡自強攜邵曉鈴現身台中挺韓造勢　高喊：相信韓國瑜！團結支持韓國瑜！<text:span text:style-name="T3"><text:line-break/><text:line-break/></text:span>高雄市長韓國瑜<text:span text:style-name="T3">22</text:span>日在台中大造勢，湧入<text:span text:style-name="T3">20</text:span>萬人，前台中市長胡志強和夫人邵曉鈴也到場，很少開口發表演說的邵曉鈴，以<text:span text:style-name="T3">167</text:span>字用力挺韓，讓一位在國外的韓粉看完影片後，坐在街頭猛飆淚。<text:span text:style-name="T3"> <text:line-break/><text:line-break/></text:span>該韓粉<text:span text:style-name="T3">po</text:span>文到臉書社團「韓家軍」說，他正在瑞士旅遊，看著台中場邵曉鈴的講話影片，坐在街頭座椅上的他，眼淚像瀑布般流下來，當時在附近的外國人一定覺得他很奇怪吧！<text:span text:style-name="T3"> <text:line-break/><text:line-break/></text:span>也有一位韓粉在臉書社團「韓國瑜鐵粉後援會」貼文表示，他<text:span text:style-name="T3">22</text:span>日從早到晚參與這場挺韓大會，全場最讓他感動的是，中天新聞轉播的胡志強伉儷上台畫面。前市長夫人邵曉鈴雖只簡單說了<text:span text:style-name="T3">167</text:span>個字，卻很讓他動容。<text:span text:style-name="T3"> <text:line-break/><text:line-break/></text:span>邵曉鈴說：「各位敬愛的好朋友們大家好，我是曉鈴，非常開心大家到台中來，我非常感動。曉鈴覺得，每一個您都是活菩薩的化身，曉鈴覺得，每一個您都是大慈大悲、千手千眼的觀世音菩薩。曉鈴非常的感動、非常的窩心，曉鈴在此要謝謝您，再次的謝謝您，因為您的護佑和加持，韓國瑜一定會成功當選中華民國的庶民總統，中華民國庶民總統，中華民國庶民總統，中華民國庶民總統。」<text:span text:style-name="T3"> <text:line-break/><text:line-break/></text:span>韓粉難過說，邵曉鈴<text:span text:style-name="T3">2007</text:span>年發生車禍之後，就鮮少公開露面，也很少開口發表演說，這次卻上台說了<text:span text:style-name="T3">2</text:span>分鐘的話，激起全場熱烈掌聲，讓站在梯子上的他，感動到拿毛巾猛擦淚，也懷念起國民黨政治人物所留下的滿滿正能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